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6.3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6.71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3.15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4.3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1cm" fo:break-before="auto" style:use-optimal-row-height="false"/>
    </style:style>
    <style:style style:name="ro16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/>
      <style:paragraph-properties fo:text-align="star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rear Evento - Ti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/>
          <table:table-cell office:value-type="string">
            <text:p>No muestra mensaje de erro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abre ventana "Crear Plebiscito"</text:p>
          </table:table-cell>
          <table:table-cell office:value-type="string">
            <text:p>No pasa nad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abre ventana "Crear Plebiscito"</text:p>
          </table:table-cell>
          <table:table-cell office:value-type="string">
            <text:p>Mensaje error "Debe elegir una opción"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Marcar "Plebiscito"</text:p>
          </table:table-cell>
          <table:table-cell office:value-type="string">
            <text:p>No marcar nada</text:p>
          </table:table-cell>
        </table:table-row>
        <table:table-row table:style-name="ro1">
          <table:table-cell office:value-type="string">
            <text:p>Ent-2</text:p>
          </table:table-cell>
          <table:table-cell table:number-columns-repeated="2" office:value-type="string">
            <text:p>Continua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P-02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/>
          <table:table-cell office:value-type="string">
            <text:p>No muestra mensaje de erro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abre ventana "Crear Elección"</text:p>
          </table:table-cell>
          <table:table-cell office:value-type="string">
            <text:p>No pasa nad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abre ventana "Crear Elección"</text:p>
          </table:table-cell>
          <table:table-cell office:value-type="string">
            <text:p>Mensaje error "Debe elegir una opción"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Marcar "Elección de representantes"</text:p>
          </table:table-cell>
          <table:table-cell office:value-type="string">
            <text:p>No marcar nada</text:p>
          </table:table-cell>
        </table:table-row>
        <table:table-row table:style-name="ro1">
          <table:table-cell office:value-type="string">
            <text:p>Ent-2</text:p>
          </table:table-cell>
          <table:table-cell table:number-columns-repeated="2" office:value-type="string">
            <text:p>Continuar</text:p>
          </table:table-cell>
        </table:table-row>
        <table:table-row table:style-name="ro1">
          <table:table-cell office:value-type="string">
            <text:p>Ent-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3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Se debe desmarcar la primera opción</text:p>
          </table:table-cell>
          <table:table-cell office:value-type="string">
            <text:p>Se debe mostrar mensaje de erro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marcan las dos opciones</text:p>
          </table:table-cell>
          <table:table-cell office:value-type="string">
            <text:p>No se muestra nada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Se marca la opción Elección, al marcar "Plebiscito" de desmarca "Elección"</text:p>
          </table:table-cell>
          <table:table-cell table:style-name="ce2" office:value-type="string">
            <text:p>Mensaje de error "Debe seleccionar solo una opción"</text:p>
          </table:table-cell>
        </table:table-row>
        <table:table-row table:style-name="ro1">
          <table:table-cell office:value-type="string">
            <text:p>Ent-1</text:p>
          </table:table-cell>
          <table:table-cell table:number-columns-repeated="2" office:value-type="string">
            <text:p>Marcar "Elección de representantes"</text:p>
          </table:table-cell>
        </table:table-row>
        <table:table-row table:style-name="ro1">
          <table:table-cell office:value-type="string">
            <text:p>Ent-2</text:p>
          </table:table-cell>
          <table:table-cell table:number-columns-repeated="2" office:value-type="string">
            <text:p>Marcar "Plebiscito"</text:p>
          </table:table-cell>
        </table:table-row>
        <table:table-row table:style-name="ro1">
          <table:table-cell office:value-type="string">
            <text:p>Ent-3</text:p>
          </table:table-cell>
          <table:table-cell/>
          <table:table-cell office:value-type="string">
            <text:p>Continu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4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Se debe desmarcar la primera opción</text:p>
          </table:table-cell>
          <table:table-cell office:value-type="string">
            <text:p>Se debe mostrar mensaje de error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Se marcan las dos opciones</text:p>
          </table:table-cell>
          <table:table-cell office:value-type="string">
            <text:p>No se muestra nada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1" office:value-type="string">
            <text:p>Se marca la opción "Plebiscito", al marcar "Elección" de desmarca "Plebiscito"</text:p>
          </table:table-cell>
          <table:table-cell table:style-name="ce2" office:value-type="string">
            <text:p>Mensaje de error "Debe seleccionar solo una opción"</text:p>
          </table:table-cell>
        </table:table-row>
        <table:table-row table:style-name="ro1">
          <table:table-cell office:value-type="string">
            <text:p>Ent-1</text:p>
          </table:table-cell>
          <table:table-cell table:number-columns-repeated="2" office:value-type="string">
            <text:p>Marcar "Plebiscito"</text:p>
          </table:table-cell>
        </table:table-row>
        <table:table-row table:style-name="ro1">
          <table:table-cell office:value-type="string">
            <text:p>Ent-2</text:p>
          </table:table-cell>
          <table:table-cell table:number-columns-repeated="2" office:value-type="string">
            <text:p>Marcar "Elección de representantes"</text:p>
          </table:table-cell>
        </table:table-row>
        <table:table-row table:style-name="ro1">
          <table:table-cell office:value-type="string">
            <text:p>Ent-3</text:p>
          </table:table-cell>
          <table:table-cell/>
          <table:table-cell office:value-type="string">
            <text:p>Continuar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rear Evento - Alternativo" table:style-name="ta1"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21" table:default-cell-style-name="ce2"/>
        <table:table-row table:style-name="ro5">
          <table:table-cell office:value-type="string">
            <text:p>CP-01</text:p>
          </table:table-cell>
          <table:table-cell table:number-columns-repeated="1023"/>
        </table:table-row>
        <table:table-row table:style-name="ro5">
          <table:table-cell office:value-type="string">
            <text:p>Defectos encontrados</text:p>
          </table:table-cell>
          <table:table-cell/>
          <table:table-cell office:value-type="string">
            <text:p>Se deben validar los datos</text:p>
          </table:table-cell>
          <table:table-cell table:number-columns-repeated="1021"/>
        </table:table-row>
        <table:table-row table:style-name="ro5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Error de base de datos</text:p>
          </table:table-cell>
          <table:table-cell table:number-columns-repeated="1021"/>
        </table:table-row>
        <table:table-row table:style-name="ro6">
          <table:table-cell office:value-type="string">
            <text:p>Resultados esperados</text:p>
          </table:table-cell>
          <table:table-cell office:value-type="string">
            <text:p>Se crea un Plebiscito</text:p>
          </table:table-cell>
          <table:table-cell table:style-name="ce3" office:value-type="string">
            <text:p>Mensaje de error: "Caracteres inválidos"</text:p>
          </table:table-cell>
          <table:table-cell table:number-columns-repeated="1021"/>
        </table:table-row>
        <table:table-row table:style-name="ro5">
          <table:table-cell office:value-type="string">
            <text:p>Ent-1</text:p>
          </table:table-cell>
          <table:table-cell office:value-type="string">
            <text:p>Ingrear nombre: Evento1</text:p>
          </table:table-cell>
          <table:table-cell office:value-type="string">
            <text:p>Ingresar nombre: '$%=/&amp;-!</text:p>
          </table:table-cell>
          <table:table-cell table:number-columns-repeated="1021"/>
        </table:table-row>
        <table:table-row table:style-name="ro7">
          <table:table-cell office:value-type="string">
            <text:p>Ent-2</text:p>
          </table:table-cell>
          <table:table-cell office:value-type="string">
            <text:p>Ingresar pregunta: ¿Le gustan los gatos?</text:p>
          </table:table-cell>
          <table:table-cell office:value-type="string">
            <text:p>Ingresar pregunta: -*/?)/&amp;$'</text:p>
          </table:table-cell>
          <table:table-cell table:number-columns-repeated="1021"/>
        </table:table-row>
        <table:table-row table:style-name="ro5">
          <table:table-cell office:value-type="string">
            <text:p>Ent-3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CP-02</text:p>
          </table:table-cell>
          <table:table-cell table:number-columns-repeated="1023"/>
        </table:table-row>
        <table:table-row table:style-name="ro8">
          <table:table-cell office:value-type="string">
            <text:p>Defectos encontrados</text:p>
          </table:table-cell>
          <table:table-cell office:value-type="string">
            <text:p>No se debe crear si fecha inicial es anterior a decha actual</text:p>
          </table:table-cell>
          <table:table-cell table:number-columns-repeated="1022"/>
        </table:table-row>
        <table:table-row table:style-name="ro5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9">
          <table:table-cell office:value-type="string">
            <text:p>Resultados esperados</text:p>
          </table:table-cell>
          <table:table-cell office:value-type="string">
            <text:p>Mensaje de error "Fecha ya pasó"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5">
          <table:table-cell office:value-type="string">
            <text:p>Ent-1</text:p>
          </table:table-cell>
          <table:table-cell table:number-columns-repeated="2" office:value-type="string">
            <text:p>Ingresar nombre: Evento2</text:p>
          </table:table-cell>
          <table:table-cell table:number-columns-repeated="1021"/>
        </table:table-row>
        <table:table-row table:style-name="ro10">
          <table:table-cell office:value-type="string">
            <text:p>Ent-2</text:p>
          </table:table-cell>
          <table:table-cell office:value-type="string">
            <text:p>Ingresar fecha inicial: 25/01/2000</text:p>
          </table:table-cell>
          <table:table-cell office:value-type="string">
            <text:p>Ingresar fecha inicial: 25/05/2013</text:p>
          </table:table-cell>
          <table:table-cell table:number-columns-repeated="1021"/>
        </table:table-row>
        <table:table-row table:style-name="ro5">
          <table:table-cell office:value-type="string">
            <text:p>Ent-3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CP-03</text:p>
          </table:table-cell>
          <table:table-cell table:number-columns-repeated="1023"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o se debe crear si fecha final es anterior a decha inicial</text:p>
          </table:table-cell>
          <table:table-cell table:number-columns-repeated="1022"/>
        </table:table-row>
        <table:table-row table:style-name="ro5">
          <table:table-cell office:value-type="string">
            <text:p>Resultados obtenidos</text:p>
          </table:table-cell>
          <table:table-cell office:value-type="string">
            <text:p>Se crea un Plebiscito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11">
          <table:table-cell office:value-type="string">
            <text:p>Resultados esperados</text:p>
          </table:table-cell>
          <table:table-cell office:value-type="string">
            <text:p>Mensaje de error "Fecha ya pasó"</text:p>
          </table:table-cell>
          <table:table-cell office:value-type="string">
            <text:p>Se crea el plebiscito</text:p>
          </table:table-cell>
          <table:table-cell table:number-columns-repeated="1021"/>
        </table:table-row>
        <table:table-row table:style-name="ro5">
          <table:table-cell office:value-type="string">
            <text:p>Ent-1</text:p>
          </table:table-cell>
          <table:table-cell table:number-columns-repeated="2" office:value-type="string">
            <text:p>Ingresar nombre: Evento2</text:p>
          </table:table-cell>
          <table:table-cell table:number-columns-repeated="1021"/>
        </table:table-row>
        <table:table-row table:style-name="ro11">
          <table:table-cell office:value-type="string">
            <text:p>Ent-2</text:p>
          </table:table-cell>
          <table:table-cell table:number-columns-repeated="2" office:value-type="string">
            <text:p>Ingresar fecha inicial: 25/05/2013</text:p>
          </table:table-cell>
          <table:table-cell table:number-columns-repeated="1021"/>
        </table:table-row>
        <table:table-row table:style-name="ro11">
          <table:table-cell office:value-type="string">
            <text:p>Ent-3</text:p>
          </table:table-cell>
          <table:table-cell office:value-type="string">
            <text:p>Ingresar fecha final: 20/05/2013</text:p>
          </table:table-cell>
          <table:table-cell office:value-type="string">
            <text:p>Ingresar fecha final: 30/05/2013</text:p>
          </table:table-cell>
          <table:table-cell table:number-columns-repeated="1021"/>
        </table:table-row>
        <table:table-row table:style-name="ro5">
          <table:table-cell office:value-type="string">
            <text:p>Ent-4</text:p>
          </table:table-cell>
          <table:table-cell table:number-columns-repeated="2" office:value-type="string">
            <text:p>"Continuar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CP-04</text:p>
          </table:table-cell>
          <table:table-cell table:number-columns-repeated="1023"/>
        </table:table-row>
        <table:table-row table:style-name="ro5">
          <table:table-cell office:value-type="string">
            <text:p>Defectos encontrados</text:p>
          </table:table-cell>
          <table:table-cell table:number-columns-repeated="1023"/>
        </table:table-row>
        <table:table-row table:style-name="ro11">
          <table:table-cell office:value-type="string">
            <text:p>Resultados obtenidos</text:p>
          </table:table-cell>
          <table:table-cell office:value-type="string">
            <text:p>Mensaje de error "Datos insuficientes"</text:p>
          </table:table-cell>
          <table:table-cell table:number-columns-repeated="1022"/>
        </table:table-row>
        <table:table-row table:style-name="ro5">
          <table:table-cell office:value-type="string">
            <text:p>Resultados esperados</text:p>
          </table:table-cell>
          <table:table-cell office:value-type="string">
            <text:p>No sucede nada</text:p>
          </table:table-cell>
          <table:table-cell table:number-columns-repeated="1022"/>
        </table:table-row>
        <table:table-row table:style-name="ro5">
          <table:table-cell office:value-type="string">
            <text:p>Ent-1</text:p>
          </table:table-cell>
          <table:table-cell office:value-type="string">
            <text:p>Dejar campos en blanco</text:p>
          </table:table-cell>
          <table:table-cell table:number-columns-repeated="1022"/>
        </table:table-row>
        <table:table-row table:style-name="ro5">
          <table:table-cell office:value-type="string">
            <text:p>Ent-2</text:p>
          </table:table-cell>
          <table:table-cell office:value-type="string">
            <text:p>"Continuar"</text:p>
          </table:table-cell>
          <table:table-cell table:number-columns-repeated="1022"/>
        </table:table-row>
        <table:table-row table:style-name="ro5">
          <table:table-cell office:value-type="string">
            <text:p>Ent-3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enticar Con Redes Sociales - Tipico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0" table:default-cell-style-name="ce2"/>
        <table:table-row table:style-name="ro5">
          <table:table-cell office:value-type="string">
            <text:p>CP-01</text:p>
          </table:table-cell>
          <table:table-cell table:number-columns-repeated="1023"/>
        </table:table-row>
        <table:table-row table:style-name="ro12">
          <table:table-cell office:value-type="string">
            <text:p>Defectos encontrados</text:p>
          </table:table-cell>
          <table:table-cell table:number-columns-repeated="2" office:value-type="string">
            <text:p>Se debe validar el formato del correo</text:p>
          </table:table-cell>
          <table:table-cell office:value-type="string">
            <text:p>Se debe rechazar contraseña vacía</text:p>
          </table:table-cell>
          <table:table-cell table:number-columns-repeated="1020"/>
        </table:table-row>
        <table:table-row table:style-name="ro8">
          <table:table-cell office:value-type="string">
            <text:p>Resultados obtenidos</text:p>
          </table:table-cell>
          <table:table-cell table:number-columns-repeated="3" office:value-type="string">
            <text:p>Mensaje "Usuario/contraseña incorrecta"</text:p>
          </table:table-cell>
          <table:table-cell table:number-columns-repeated="1020"/>
        </table:table-row>
        <table:table-row table:style-name="ro13">
          <table:table-cell office:value-type="string">
            <text:p>Resultados esperados</text:p>
          </table:table-cell>
          <table:table-cell table:number-columns-repeated="2" office:value-type="string">
            <text:p>Mensaje error "Correo inválido"</text:p>
          </table:table-cell>
          <table:table-cell office:value-type="string">
            <text:p>Mensaje error "No igresó contraseña"</text:p>
          </table:table-cell>
          <table:table-cell table:number-columns-repeated="1020"/>
        </table:table-row>
        <table:table-row table:style-name="ro13">
          <table:table-cell office:value-type="string">
            <text:p>Ent-1</text:p>
          </table:table-cell>
          <table:table-cell table:number-columns-repeated="3" office:value-type="string">
            <text:p>Seleccionar "Sign in with Facebook"</text:p>
          </table:table-cell>
          <table:table-cell table:number-columns-repeated="1020"/>
        </table:table-row>
        <table:table-row table:style-name="ro10">
          <table:table-cell office:value-type="string">
            <text:p>Ent-2</text:p>
          </table:table-cell>
          <table:table-cell office:value-type="string">
            <text:p>Ingresar en correo: <text:a xlink:href="mailto:foo@bar">foo@bar</text:a></text:p>
          </table:table-cell>
          <table:table-cell office:value-type="string">
            <text:p>Ingresar en correo: <text:a xlink:href="mailto:foo@bar">foo@bar</text:a>.com' --</text:p>
          </table:table-cell>
          <table:table-cell office:value-type="string">
            <text:p>Ingresar en correo: <text:a xlink:href="mailto:foo@bar">foo@bar</text:a>.com</text:p>
          </table:table-cell>
          <table:table-cell table:number-columns-repeated="1020"/>
        </table:table-row>
        <table:table-row table:style-name="ro13">
          <table:table-cell office:value-type="string">
            <text:p>Ent-3</text:p>
          </table:table-cell>
          <table:table-cell table:number-columns-repeated="3" office:value-type="string">
            <text:p>Dejar contraseña vacía</text:p>
          </table:table-cell>
          <table:table-cell table:number-columns-repeated="1020"/>
        </table:table-row>
        <table:table-row table:style-name="ro5">
          <table:table-cell office:value-type="string">
            <text:p>Ent-4</text:p>
          </table:table-cell>
          <table:table-cell table:number-columns-repeated="3" office:value-type="string">
            <text:p>"Sign In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CP-02</text:p>
          </table:table-cell>
          <table:table-cell table:number-columns-repeated="1023"/>
        </table:table-row>
        <table:table-row table:style-name="ro11">
          <table:table-cell office:value-type="string">
            <text:p>Defectos encontrados</text:p>
          </table:table-cell>
          <table:table-cell table:number-columns-repeated="2" office:value-type="string">
            <text:p>Se debe validar el formato del correo</text:p>
          </table:table-cell>
          <table:table-cell office:value-type="string">
            <text:p>Se debe rechazar contraseña vacía</text:p>
          </table:table-cell>
          <table:table-cell table:number-columns-repeated="1020"/>
        </table:table-row>
        <table:table-row table:style-name="ro3">
          <table:table-cell office:value-type="string">
            <text:p>Resultados obtenidos</text:p>
          </table:table-cell>
          <table:table-cell table:number-columns-repeated="3" office:value-type="string">
            <text:p>Mensaje "Usuario/contraseña incorrecta"</text:p>
          </table:table-cell>
          <table:table-cell table:number-columns-repeated="1020"/>
        </table:table-row>
        <table:table-row table:style-name="ro11">
          <table:table-cell office:value-type="string">
            <text:p>Resultados esperados</text:p>
          </table:table-cell>
          <table:table-cell table:number-columns-repeated="2" office:value-type="string">
            <text:p>Mensaje error "Correo inválido"</text:p>
          </table:table-cell>
          <table:table-cell office:value-type="string">
            <text:p>Mensaje error "No igresó contraseña"</text:p>
          </table:table-cell>
          <table:table-cell table:number-columns-repeated="1020"/>
        </table:table-row>
        <table:table-row table:style-name="ro11">
          <table:table-cell office:value-type="string">
            <text:p>Ent-1</text:p>
          </table:table-cell>
          <table:table-cell table:number-columns-repeated="3" office:value-type="string">
            <text:p>Seleccionar "Sign in with Twitter"</text:p>
          </table:table-cell>
          <table:table-cell table:number-columns-repeated="1020"/>
        </table:table-row>
        <table:table-row table:style-name="ro11">
          <table:table-cell office:value-type="string">
            <text:p>Ent-2</text:p>
          </table:table-cell>
          <table:table-cell office:value-type="string">
            <text:p>Ingresar en correo: <text:a xlink:href="mailto:foo@bar">foo@bar</text:a></text:p>
          </table:table-cell>
          <table:table-cell office:value-type="string">
            <text:p>Ingresar en correo: <text:a xlink:href="mailto:foo@bar">foo@bar</text:a>.com' --</text:p>
          </table:table-cell>
          <table:table-cell office:value-type="string">
            <text:p>Ingresar en correo: <text:a xlink:href="mailto:foo@bar">foo@bar</text:a>.com</text:p>
          </table:table-cell>
          <table:table-cell table:number-columns-repeated="1020"/>
        </table:table-row>
        <table:table-row table:style-name="ro11">
          <table:table-cell office:value-type="string">
            <text:p>Ent-3</text:p>
          </table:table-cell>
          <table:table-cell table:number-columns-repeated="3" office:value-type="string">
            <text:p>Dejar contraseña vacía</text:p>
          </table:table-cell>
          <table:table-cell table:number-columns-repeated="1020"/>
        </table:table-row>
        <table:table-row table:style-name="ro5">
          <table:table-cell office:value-type="string">
            <text:p>Ent-4</text:p>
          </table:table-cell>
          <table:table-cell table:number-columns-repeated="3" office:value-type="string">
            <text:p>"Sign In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CP-03</text:p>
          </table:table-cell>
          <table:table-cell table:number-columns-repeated="1023"/>
        </table:table-row>
        <table:table-row table:style-name="ro5">
          <table:table-cell office:value-type="string">
            <text:p>Defectos encontrados</text:p>
          </table:table-cell>
          <table:table-cell table:number-columns-repeated="1023"/>
        </table:table-row>
        <table:table-row table:style-name="ro11">
          <table:table-cell office:value-type="string">
            <text:p>Resultados obtenidos</text:p>
          </table:table-cell>
          <table:table-cell table:number-columns-repeated="2" office:value-type="string">
            <text:p>Mensaje "Autenticado"</text:p>
          </table:table-cell>
          <table:table-cell table:number-columns-repeated="1021"/>
        </table:table-row>
        <table:table-row table:style-name="ro11">
          <table:table-cell office:value-type="string">
            <text:p>Resultados esperados</text:p>
          </table:table-cell>
          <table:table-cell table:number-columns-repeated="2" office:value-type="string">
            <text:p>Mensaje "Autenticado"</text:p>
          </table:table-cell>
          <table:table-cell table:number-columns-repeated="1021"/>
        </table:table-row>
        <table:table-row table:style-name="ro11">
          <table:table-cell office:value-type="string">
            <text:p>Ent-1</text:p>
          </table:table-cell>
          <table:table-cell office:value-type="string">
            <text:p>Seleccionar "Sign in with Facebook"</text:p>
          </table:table-cell>
          <table:table-cell office:value-type="string">
            <text:p>Seleccionar "Sign in with Twitter"</text:p>
          </table:table-cell>
          <table:table-cell table:number-columns-repeated="1021"/>
        </table:table-row>
        <table:table-row table:style-name="ro11">
          <table:table-cell office:value-type="string">
            <text:p>Ent-2</text:p>
          </table:table-cell>
          <table:table-cell office:value-type="string">
            <text:p>Ingresar correo válido: <text:a xlink:href="mailto:foo@bar">foo@bar</text:a>.com</text:p>
          </table:table-cell>
          <table:table-cell office:value-type="string">
            <text:p>Ingresar correo válido: <text:a xlink:href="mailto:foo@bar">foo@bar</text:a>.com</text:p>
          </table:table-cell>
          <table:table-cell table:number-columns-repeated="1021"/>
        </table:table-row>
        <table:table-row table:style-name="ro3">
          <table:table-cell office:value-type="string">
            <text:p>Ent-3</text:p>
          </table:table-cell>
          <table:table-cell table:number-columns-repeated="2" office:value-type="string">
            <text:p>Ingresar contraseña válida: 123foo123bar </text:p>
          </table:table-cell>
          <table:table-cell table:number-columns-repeated="1021"/>
        </table:table-row>
        <table:table-row table:style-name="ro5">
          <table:table-cell office:value-type="string">
            <text:p>Ent-4</text:p>
          </table:table-cell>
          <table:table-cell table:number-columns-repeated="2" office:value-type="string">
            <text:p>"Sign In"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enticar Con Redes Sociales - Alternativo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 table:number-columns-repeated="3"/>
        </table:table-row>
        <table:table-row table:style-name="ro1">
          <table:table-cell office:value-type="string">
            <text:p>Defectos encontrados</text:p>
          </table:table-cell>
          <table:table-cell table:style-name="ce2" table:number-columns-repeated="3"/>
        </table:table-row>
        <table:table-row table:style-name="ro12">
          <table:table-cell office:value-type="string">
            <text:p>Resultados obtenidos</text:p>
          </table:table-cell>
          <table:table-cell table:number-columns-repeated="2" table:style-name="ce2" office:value-type="string">
            <text:p>Mensaje error "Usuario o contraseña inválido"</text:p>
          </table:table-cell>
          <table:table-cell table:style-name="ce2"/>
        </table:table-row>
        <table:table-row table:style-name="ro14">
          <table:table-cell office:value-type="string">
            <text:p>Resultados esperados</text:p>
          </table:table-cell>
          <table:table-cell table:number-columns-repeated="2" table:style-name="ce2" office:value-type="string">
            <text:p>Mensaje error "Usuario o contraseña inválido"</text:p>
          </table:table-cell>
          <table:table-cell table:style-name="ce2"/>
        </table:table-row>
        <table:table-row table:style-name="ro15">
          <table:table-cell office:value-type="string">
            <text:p>Ent-1</text:p>
          </table:table-cell>
          <table:table-cell table:style-name="ce2" office:value-type="string">
            <text:p>Seleccionar "Sign in with Facebook"</text:p>
          </table:table-cell>
          <table:table-cell table:style-name="ce2" office:value-type="string">
            <text:p>Seleccionar "Sign in with Twitter"</text:p>
          </table:table-cell>
          <table:table-cell table:style-name="ce2"/>
        </table:table-row>
        <table:table-row table:style-name="ro16">
          <table:table-cell office:value-type="string">
            <text:p>Ent-2</text:p>
          </table:table-cell>
          <table:table-cell table:number-columns-repeated="2" table:style-name="ce2" office:value-type="string">
            <text:p>Ingresar correo no registrado en sistema: n00b@lam3rs.com</text:p>
          </table:table-cell>
          <table:table-cell table:style-name="ce2"/>
        </table:table-row>
        <table:table-row table:style-name="ro3">
          <table:table-cell office:value-type="string">
            <text:p>Ent-3</text:p>
          </table:table-cell>
          <table:table-cell table:number-columns-repeated="2" table:style-name="ce2" office:value-type="string">
            <text:p>Ingresar contraseña "123"</text:p>
          </table:table-cell>
          <table:table-cell table:style-name="ce2"/>
        </table:table-row>
        <table:table-row table:style-name="ro5">
          <table:table-cell office:value-type="string">
            <text:p>Ent-4</text:p>
          </table:table-cell>
          <table:table-cell table:number-columns-repeated="2" table:style-name="ce2" office:value-type="string">
            <text:p>"Sign In"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office:value-type="string">
            <text:p>CP-02</text:p>
          </table:table-cell>
          <table:table-cell table:number-columns-repeated="3"/>
        </table:table-row>
        <table:table-row table:style-name="ro17">
          <table:table-cell office:value-type="string">
            <text:p>Defectos encontrados</text:p>
          </table:table-cell>
          <table:table-cell table:style-name="ce2" table:number-columns-repeated="2"/>
          <table:table-cell/>
        </table:table-row>
        <table:table-row table:style-name="ro12">
          <table:table-cell office:value-type="string">
            <text:p>Resultados obtenidos</text:p>
          </table:table-cell>
          <table:table-cell table:number-columns-repeated="2" table:style-name="ce2" office:value-type="string">
            <text:p>Mensaje error "Usuario o contraseña inválido"</text:p>
          </table:table-cell>
          <table:table-cell/>
        </table:table-row>
        <table:table-row table:style-name="ro11">
          <table:table-cell office:value-type="string">
            <text:p>Resultados esperados</text:p>
          </table:table-cell>
          <table:table-cell table:number-columns-repeated="2" table:style-name="ce2" office:value-type="string">
            <text:p>Mensaje error "Usuario o contraseña inválido"</text:p>
          </table:table-cell>
          <table:table-cell/>
        </table:table-row>
        <table:table-row table:style-name="ro15">
          <table:table-cell office:value-type="string">
            <text:p>Ent-1</text:p>
          </table:table-cell>
          <table:table-cell table:style-name="ce2" office:value-type="string">
            <text:p>Seleccionar "Sign in with Facebook"</text:p>
          </table:table-cell>
          <table:table-cell table:style-name="ce2" office:value-type="string">
            <text:p>Seleccionar "Sign in with Twitter"</text:p>
          </table:table-cell>
          <table:table-cell/>
        </table:table-row>
        <table:table-row table:style-name="ro11">
          <table:table-cell office:value-type="string">
            <text:p>Ent-2</text:p>
          </table:table-cell>
          <table:table-cell table:style-name="ce2" office:value-type="string">
            <text:p>Ingresar correo registrado en sistema: <text:a xlink:href="mailto:me@hello">me@hello</text:a>.com</text:p>
          </table:table-cell>
          <table:table-cell table:style-name="ce2" office:value-type="string">
            <text:p>Ingresar correo registrado en sistema: <text:a xlink:href="mailto:me@hello">me@hello</text:a>.com</text:p>
          </table:table-cell>
          <table:table-cell/>
        </table:table-row>
        <table:table-row table:style-name="ro11">
          <table:table-cell office:value-type="string">
            <text:p>Ent-3</text:p>
          </table:table-cell>
          <table:table-cell table:number-columns-repeated="2" table:style-name="ce2" office:value-type="string">
            <text:p>Ingresar contraseña incorrecta "123"</text:p>
          </table:table-cell>
          <table:table-cell/>
        </table:table-row>
        <table:table-row table:style-name="ro5">
          <table:table-cell office:value-type="string">
            <text:p>Ent-4</text:p>
          </table:table-cell>
          <table:table-cell table:number-columns-repeated="2" table:style-name="ce2" office:value-type="string">
            <text:p>"Sign In"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02:39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2:38:31</meta:creation-date>
    <meta:editing-duration>P0D</meta:editing-duration>
    <meta:editing-cycles>3</meta:editing-cycles>
    <meta:generator>LibreOffice/3.6$Linux_x86 LibreOffice_project/932b512-69e3009-7a10e5c-fc86223-a55908</meta:generator>
    <dc:date>2013-04-22T05:30:09</dc:date>
    <meta:document-statistic meta:table-count="4" meta:cell-count="253" meta:object-count="0"/>
    <meta:user-defined meta:name="Info 1"/>
    <meta:user-defined meta:name="Info 2"/>
    <meta:user-defined meta:name="Info 3"/>
    <meta:user-defined meta:name="Info 4"/>
  </office:meta>
</office:document-meta>
</file>